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juntament de maó</text:p>
      <text:p text:style-name="Standard"/>
      <text:p text:style-name="Standard">PREINSCRIPCIONS PER AL CURS 2024-2025</text:p>
      <text:p text:style-name="Standard"/>
      <text:p text:style-name="Standard">El termini de preinscripció per la matriculació als cursos de l’escola municipal de Maó per</text:p>
      <text:p text:style-name="Standard">Ceràmica, música, dibuix esta obert per al curs 2024-2025</text:p>
      <text:p text:style-name="Standard"/>
      <text:p text:style-name="Standard">Termini d'inscripció: de l'6 al 15de setembre, ambdós dies inclosos.</text:p>
      <text:p text:style-name="Standard"/>
      <text:p text:style-name="Standard">Informació:</text:p>
      <text:p text:style-name="Standard">Lloc: acadèmia Clau de Fa</text:p>
      <text:p text:style-name="Standard">C/ Major, 24</text:p>
      <text:p text:style-name="Standard">MAÓ</text:p>
      <text:p text:style-name="Standard">Tel. 971 11 11 11</text:p>
      <text:p text:style-name="Standard">Horari: de dilluns a divendres, de 18 a 21 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25:38.851264446</meta:creation-date>
    <dc:date>2025-10-29T13:26:08.000297611</dc:date>
    <meta:editing-duration>PT29S</meta:editing-duration>
    <meta:editing-cycles>1</meta:editing-cycles>
    <meta:document-statistic meta:table-count="0" meta:image-count="0" meta:object-count="0" meta:page-count="1" meta:paragraph-count="11" meta:word-count="67" meta:character-count="382" meta:non-whitespace-character-count="326"/>
    <meta:generator>LibreOffice/24.2.7.2$Linux_X86_64 LibreOffice_project/420$Build-2</meta:generator>
  </office:meta>
</office:document-meta>
</file>